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7c6" officeooo:paragraph-rsid="000c67c6"/>
    </style:style>
    <style:style style:name="P2" style:family="paragraph" style:parent-style-name="Standard">
      <style:text-properties officeooo:rsid="000c67c6" officeooo:paragraph-rsid="000eaad5"/>
    </style:style>
    <style:style style:name="P3" style:family="paragraph" style:parent-style-name="Standard">
      <style:text-properties officeooo:rsid="000e5f2b" officeooo:paragraph-rsid="000c67c6"/>
    </style:style>
    <style:style style:name="P4" style:family="paragraph" style:parent-style-name="Standard">
      <style:text-properties officeooo:rsid="000e5f2b" officeooo:paragraph-rsid="000e5f2b"/>
    </style:style>
    <style:style style:name="P5" style:family="paragraph" style:parent-style-name="Standard">
      <style:text-properties officeooo:rsid="000eaad5" officeooo:paragraph-rsid="000eaad5"/>
    </style:style>
    <style:style style:name="P6" style:family="paragraph" style:parent-style-name="Standard" style:list-style-name="L1">
      <style:text-properties officeooo:rsid="000eaad5" officeooo:paragraph-rsid="000eaad5"/>
    </style:style>
    <style:style style:name="P7" style:family="paragraph" style:parent-style-name="Standard" style:list-style-name="L2">
      <style:text-properties officeooo:rsid="000eaad5" officeooo:paragraph-rsid="000eaad5"/>
    </style:style>
    <style:style style:name="P8" style:family="paragraph" style:parent-style-name="Standard">
      <style:text-properties officeooo:rsid="000eaad5" officeooo:paragraph-rsid="000eaad5"/>
    </style:style>
    <style:style style:name="P9" style:family="paragraph" style:parent-style-name="Standard" style:list-style-name="L3">
      <style:text-properties officeooo:rsid="000f5dd8" officeooo:paragraph-rsid="000f5dd8"/>
    </style:style>
    <style:style style:name="P10" style:family="paragraph" style:parent-style-name="Standard">
      <style:text-properties officeooo:rsid="000f5dd8" officeooo:paragraph-rsid="000f5dd8"/>
    </style:style>
    <style:style style:name="P11" style:family="paragraph" style:parent-style-name="Standard" style:list-style-name="L4">
      <style:text-properties officeooo:rsid="000f5dd8" officeooo:paragraph-rsid="000f5dd8"/>
    </style:style>
    <style:style style:name="P12" style:family="paragraph" style:parent-style-name="Standard" style:list-style-name="L3">
      <style:text-properties officeooo:rsid="000ffda0" officeooo:paragraph-rsid="000ffda0"/>
    </style:style>
    <style:style style:name="P13" style:family="paragraph" style:parent-style-name="Standard" style:list-style-name="L4">
      <style:text-properties officeooo:rsid="000ffda0" officeooo:paragraph-rsid="000ffda0"/>
    </style:style>
    <style:style style:name="T1" style:family="text">
      <style:text-properties officeooo:rsid="000f50b2"/>
    </style:style>
    <style:style style:name="T2" style:family="text">
      <style:text-properties officeooo:rsid="000f5dd8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style:font-name-asian="SimSun" style:font-name-complex="Mangal"/>
    </style:style>
    <text:list-style style:name="L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A p. 112 </text:p>
      <text:p text:style-name="P1"/>
      <text:p text:style-name="P1">Es un monólogo de una abuela de Plaza de Mayo quién cuenta su hitoria y porque están manifestando. </text:p>
      <text:p text:style-name="P1"/>
      <text:p text:style-name="P1">Esta asociación // las desapariciones y los secuestros </text:p>
      <text:p text:style-name="P1"/>
      <text:p text:style-name="P1">Se llama Estela </text:p>
      <text:p text:style-name="P2">Busca a su nieto </text:p>
      <text:p text:style-name="P1"/>
      <text:p text:style-name="P1">Su hija y su marido fueron detenidos y secuestraron </text:p>
      <text:p text:style-name="P1"/>
      <text:p text:style-name="P1">Nunca encuentraron a su hija y su marido </text:p>
      <text:p text:style-name="P3"/>
      <text:p text:style-name="P4"/>
      <text:list xml:id="list1862759513455227416" text:style-name="L1">
        <text:list-item>
          <text:p text:style-name="P6">Estela denuncia las actuaciones de los militares, que secuestraron, mataron, mintieron </text:p>
          <text:p text:style-name="P6"/>
        </text:list-item>
        <text:list-item>
          <text:p text:style-name="P6">//</text:p>
          <text:p text:style-name="P6"/>
        </text:list-item>
        <text:list-item>
          <text:p text:style-name="P6">Las abuelas de la Plaza de Mayo son amas de casa, profesoras, empleadas, maestras </text:p>
          <text:p text:style-name="P6"/>
        </text:list-item>
        <text:list-item>
          <text:p text:style-name="P6">Al niño llamando Juan le han quitado su identidad, su nombre, su libertad, su propria historia </text:p>
        </text:list-item>
      </text:list>
      <text:p text:style-name="P5"/>
      <text:p text:style-name="P5"/>
      <text:p text:style-name="P5">Lazos con nociones :</text:p>
      <text:p text:style-name="P5"/>
      <text:p text:style-name="P5">MH</text:p>
      <text:list xml:id="list2246030591607315883" text:style-name="L2">
        <text:list-item>
          <text:p text:style-name="P7"><text:span text:style-name="T1">Fue proebido de reunirse, pero l</text:span>as abuelas <text:span text:style-name="T2">logran hacerlo </text:span></text:p>
          <text:list>
            <text:list-item>
              <text:p text:style-name="P7">héroina </text:p>
            </text:list-item>
          </text:list>
        </text:list-item>
      </text:list>
      <text:p text:style-name="P5"/>
      <text:p text:style-name="P5"><text:span text:style-name="T2">L</text:span>FP</text:p>
      <text:list xml:id="list2924977303044101618" text:style-name="L3">
        <text:list-item>
          <text:p text:style-name="P9">Las fuerzas que ponen en la lucha para buscar o encontrar los miembras de los desaparacidos de sus familias </text:p>
          <text:list>
            <text:list-header>
              <text:p text:style-name="P9">= formas de poder </text:p>
            </text:list-header>
          </text:list>
        </text:list-item>
        <text:list-item>
          <text:p text:style-name="P9">En medio de un regimen dictadorial, logran expresarse de manera pacifica </text:p>
        </text:list-item>
        <text:list-item>
          <text:p text:style-name="P12">Transforman esta plaza en una plaza de poder </text:p>
        </text:list-item>
        <text:list-item>
          <text:p text:style-name="P12">El fallo del gobierno : La gente pensa que las abuelas no pueden hacer nada. Entonces, las Abuelas de Plaza de Mayo se reunieron y manifestaron. </text:p>
          <text:list>
            <text:list-item>
              <text:p text:style-name="P12">Tuvieron la apoya de los otros paises. </text:p>
            </text:list-item>
          </text:list>
        </text:list-item>
      </text:list>
      <text:p text:style-name="P10"/>
      <text:p text:style-name="P10"/>
      <text:p text:style-name="P10">Lexique :</text:p>
      <text:list xml:id="list4905856651444447959" text:style-name="L4">
        <text:list-item>
          <text:p text:style-name="P11">Lograr = réussir </text:p>
        </text:list-item>
        <text:list-item>
          <text:p text:style-name="P11">Creer = croire </text:p>
          <text:list>
            <text:list-header>
              <text:p text:style-name="P11"><text:span text:style-name="T3">≠</text:span><text:span text:style-name="T4"> crear = créer </text:span></text:p>
            </text:list-header>
          </text:list>
        </text:list-item>
        <text:list-item>
          <text:p text:style-name="P13"><text:span text:style-name="T4">Abuela = Grand-mèr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42:38.713000000</meta:creation-date>
    <dc:date>2019-04-05T09:07:37.606000000</dc:date>
    <meta:editing-duration>PT24M5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7" meta:word-count="218" meta:character-count="1174" meta:non-whitespace-character-count="978"/>
  </office:meta>
</office:document-meta>
</file>